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B00000094C5A1D2651A00168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draw:marker-start-width="0.447cm" draw:marker-end="Arrow" draw:marker-end-width="0.547cm" draw:fill="none" draw:textarea-vertical-align="middle" fo:padding-top="0.174cm" fo:padding-bottom="0.174cm" fo:padding-left="0.299cm" fo:padding-right="0.299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567cm" svg:height="3.915cm" svg:x="0.577cm" svg:y="2.925cm">
          <draw:image xlink:href="Pictures/10000000000001DB00000094C5A1D2651A00168E.png" xlink:type="simple" xlink:show="embed" xlink:actuate="onLoad">
            <text:p/>
          </draw:image>
        </draw:frame>
        <draw:line draw:style-name="gr2" draw:text-style-name="P2" draw:layer="layout" svg:x1="6.5cm" svg:y1="3.4cm" svg:x2="6.5cm" svg:y2="1.6cm">
          <text:p/>
        </draw:line>
        <draw:frame draw:style-name="gr3" draw:text-style-name="P3" draw:layer="layout" svg:width="4.3cm" svg:height="1.6cm" svg:x="4.4cm" svg:y="0.4cm">
          <draw:text-box>
            <text:p text:style-name="P1">Anfrage</text:p>
          </draw:text-box>
        </draw:frame>
        <draw:frame draw:style-name="gr3" draw:text-style-name="P3" draw:layer="layout" svg:width="4.3cm" svg:height="1.6cm" svg:x="9.9cm" svg:y="7.5cm">
          <draw:text-box>
            <text:p text:style-name="P1">Antwort</text:p>
          </draw:text-box>
        </draw:frame>
        <draw:line draw:style-name="gr2" draw:text-style-name="P2" draw:layer="layout" svg:x1="8.6cm" svg:y1="4.8cm" svg:x2="11.9cm" svg:y2="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1T15:22:35.706000000</meta:creation-date>
    <dc:date>2015-12-01T17:02:49.447000000</dc:date>
    <meta:editing-duration>PT6M8S</meta:editing-duration>
    <meta:editing-cycles>3</meta:editing-cycles>
    <meta:generator>LibreOffice/5.0.3.2$Windows_x86 LibreOffice_project/e5f16313668ac592c1bfb310f4390624e3dbfb75</meta:generator>
    <meta:document-statistic meta:object-count="5"/>
  </office:meta>
</office:document-meta>
</file>